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e6b" officeooo:paragraph-rsid="001aee6b"/>
    </style:style>
    <style:style style:name="P2" style:family="paragraph" style:parent-style-name="Standard">
      <style:paragraph-properties style:line-height-at-least="0.198in"/>
      <style:text-properties fo:color="#a6accd" loext:opacity="100%" style:font-name="Droid Sans Mono" fo:font-size="10.5pt" fo:font-weight="normal" fo:background-color="#0f111a"/>
    </style:style>
    <style:style style:name="P3" style:family="paragraph" style:parent-style-name="Standard">
      <style:text-properties fo:color="#a6accd" loext:opacity="100%" style:font-name="Droid Sans Mono" fo:font-size="10.5pt" fo:font-weight="normal" officeooo:rsid="001aee6b" officeooo:paragraph-rsid="001aee6b" fo:background-color="#0f111a"/>
    </style:style>
    <style:style style:name="P4" style:family="paragraph" style:parent-style-name="Standard">
      <style:paragraph-properties style:line-height-at-least="0.198in"/>
      <style:text-properties fo:color="#89ddff" loext:opacity="100%" style:font-name="Droid Sans Mono" fo:font-size="10.5pt" fo:font-weight="normal" fo:background-color="#0f111a"/>
    </style:style>
    <style:style style:name="P5" style:family="paragraph" style:parent-style-name="Standard">
      <style:paragraph-properties style:line-height-at-least="0.198in"/>
      <style:text-properties fo:color="#464b5d" loext:opacity="100%" style:font-name="Droid Sans Mono" fo:font-size="10.5pt" fo:font-style="italic" fo:font-weight="normal" fo:background-color="#0f111a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Text_20_body">
      <style:paragraph-properties fo:padding="0.0193in" fo:border="0.06pt solid #d9d9e3"/>
    </style:style>
    <style:style style:name="P8" style:family="paragraph" style:parent-style-name="Text_20_body" style:list-style-name="L1">
      <style:paragraph-properties fo:padding="0.0193in" fo:border="0.06pt solid #d9d9e3"/>
    </style:style>
    <style:style style:name="P9" style:family="paragraph" style:parent-style-name="Text_20_body" style:list-style-name="L1">
      <style:paragraph-properties fo:padding="0.0193in" fo:border="0.06pt solid #d9d9e3"/>
      <style:text-properties officeooo:paragraph-rsid="001aee6b"/>
    </style:style>
    <style:style style:name="P10" style:family="paragraph" style:parent-style-name="Text_20_body">
      <style:paragraph-properties fo:padding="0.0193in" fo:border="0.06pt solid #d9d9e3"/>
      <style:text-properties officeooo:rsid="001aee6b" officeooo:paragraph-rsid="001aee6b"/>
    </style:style>
    <style:style style:name="P11" style:family="paragraph" style:parent-style-name="Text_20_body" style:list-style-name="L1">
      <style:paragraph-properties fo:padding="0.0193in" fo:border="0.06pt solid #d9d9e3"/>
      <style:text-properties officeooo:rsid="001aee6b" officeooo:paragraph-rsid="001aee6b"/>
    </style:style>
    <style:style style:name="P12" style:family="paragraph" style:parent-style-name="Text_20_body">
      <style:paragraph-properties fo:padding="0.0193in" fo:border="0.06pt solid #d9d9e3"/>
      <style:text-properties fo:font-size="14pt" officeooo:rsid="001aee6b" officeooo:paragraph-rsid="001aee6b" style:font-size-asian="14pt" style:font-size-complex="14pt"/>
    </style:style>
    <style:style style:name="T1" style:family="text">
      <style:text-properties officeooo:rsid="001aee6b"/>
    </style:style>
    <style:style style:name="T2" style:family="text">
      <style:text-properties fo:color="#f78c6c" loext:opacity="100%"/>
    </style:style>
    <style:style style:name="T3" style:family="text">
      <style:text-properties fo:color="#c792ea" loext:opacity="100%"/>
    </style:style>
    <style:style style:name="T4" style:family="text">
      <style:text-properties fo:color="#89ddff" loext:opacity="100%"/>
    </style:style>
    <style:style style:name="T5" style:family="text">
      <style:text-properties fo:color="#89ddff" loext:opacity="100%" fo:font-style="italic"/>
    </style:style>
    <style:style style:name="T6" style:family="text">
      <style:text-properties fo:color="#ffcb6b" loext:opacity="100%"/>
    </style:style>
    <style:style style:name="T7" style:family="text">
      <style:text-properties fo:color="#464b5d" loext:opacity="100%" fo:font-style="italic"/>
    </style:style>
    <style:style style:name="T8" style:family="text">
      <style:text-properties fo:color="#82aaff" loext:opacity="100%"/>
    </style:style>
    <style:style style:name="T9" style:family="text">
      <style:text-properties fo:color="#c3e88d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OY ELIZABETH MUTHONI <text:s/>C025-01-0909/2021</text:p>
      <text:p text:style-name="P10">a)hierarchy</text:p>
      <text:p text:style-name="P10"><text:line-break/> <text:s text:c="4"/>JFrame</text:p>
      <text:p text:style-name="P10"><text:s text:c="2"/>|</text:p>
      <text:p text:style-name="P10"><text:s text:c="2"/>|- JPanel (Main Panel)</text:p>
      <text:p text:style-name="P10"><text:s text:c="7"/>|</text:p>
      <text:p text:style-name="P10"><text:s text:c="7"/>|- JPanel (Radio Buttons Panel)</text:p>
      <text:p text:style-name="P10"><text:s text:c="7"/>| <text:s text:c="4"/>|</text:p>
      <text:p text:style-name="P10"><text:s text:c="7"/>| <text:s text:c="4"/>|- JRadioButton (radioButton1)</text:p>
      <text:p text:style-name="P10"><text:s text:c="7"/>| <text:s text:c="4"/>|</text:p>
      <text:p text:style-name="P10"><text:s text:c="7"/>| <text:s text:c="4"/>|- JRadioButton (radioButton2)</text:p>
      <text:p text:style-name="P10"><text:s text:c="7"/>|</text:p>
      <text:p text:style-name="P10"><text:s text:c="7"/>|- JLabel (Label: "Title")</text:p>
      <text:p text:style-name="P10"><text:s text:c="7"/>|</text:p>
      <text:p text:style-name="P10"><text:s text:c="7"/>|- JTextField (textField1)</text:p>
      <text:p text:style-name="P10"><text:s text:c="7"/>|</text:p>
      <text:p text:style-name="P10"><text:s text:c="7"/>|- JLabel (Label: "Course ID")</text:p>
      <text:p text:style-name="P10"><text:s text:c="7"/>|</text:p>
      <text:p text:style-name="P10"><text:s text:c="7"/>|- JTextField (textField2)</text:p>
      <text:p text:style-name="P10"><text:s text:c="7"/>|</text:p>
      <text:p text:style-name="P10"><text:s text:c="7"/>|- JLabel (Label: "Duration")</text:p>
      <text:p text:style-name="P10"><text:s text:c="7"/>|</text:p>
      <text:p text:style-name="P10"><text:s text:c="7"/>|- JTextField (textField3)</text:p>
      <text:p text:style-name="P10"><text:s text:c="7"/>|</text:p>
      <text:p text:style-name="P10"><text:s text:c="7"/>|- JLabel (Label: "Department")</text:p>
      <text:p text:style-name="P10"><text:s text:c="7"/>|</text:p>
      <text:p text:style-name="P10"><text:s text:c="7"/>|- JTextField (textField4)</text:p>
      <text:p text:style-name="P10"><text:s text:c="7"/>|</text:p>
      <text:p text:style-name="P10"><text:s text:c="7"/>|- JLabel (Label: "Gender") <text:s/>// Shown only when radioButton1 is selected</text:p>
      <text:p text:style-name="P10"><text:s text:c="7"/>|</text:p>
      <text:p text:style-name="P10"><text:s text:c="7"/>|- JTextField (textField5) <text:s/>// Shown only when radioButton1 is selected</text:p>
      <text:p text:style-name="P10"><text:soft-page-break/><text:s text:c="7"/>|</text:p>
      <text:p text:style-name="P10"><text:s text:c="7"/>|- JButton (button1 - "Save")</text:p>
      <text:p text:style-name="P10"><text:s text:c="7"/>|</text:p>
      <text:p text:style-name="P10"><text:s text:c="7"/>|- JButton (button2 - "Delete")</text:p>
      <text:p text:style-name="P10"><text:s text:c="7"/>|</text:p>
      <text:p text:style-name="P10"><text:s text:c="7"/>|- JButton (button3 - "Reset")</text:p>
      <text:p text:style-name="P10"><text:s text:c="7"/>|</text:p>
      <text:p text:style-name="P10"><text:s text:c="7"/>|- JButton (button4 - "Search")</text:p>
      <text:p text:style-name="P7"><text:span text:style-name="T1">b</text:span>) Layout Managers:</text:p>
      <text:list xml:id="list1334849963" text:style-name="L1">
        <text:list-item>
          <text:p text:style-name="P8">JFrame: The main JFrame should use the default layout manager for JFrame, which is the BorderLayout. </text:p>
        </text:list-item>
        <text:list-item>
          <text:p text:style-name="P8">JPanel (Main Panel): The main panel should use the FlowLayout or GridLayout, depending on the desired arrangement of its components. </text:p>
        </text:list-item>
        <text:list-item>
          <text:p text:style-name="P9">JPanel (Radio Buttons Panel): The panel containing the radio buttons should use the FlowLayout or GridLayout, depending on how you want to arrange the radio buttons. </text:p>
        </text:list-item>
        <text:list-item>
          <text:p text:style-name="P9">JLabels and JTextFields: The labels and text fields should be added to the main panel (the panel containing the input fields and buttons)..</text:p>
        </text:list-item>
      </text:list>
      <text:p text:style-name="P1">c. code</text:p>
      <text:p text:style-name="P1"/>
      <text:p text:style-name="P3"><text:span text:style-name="T2">import</text:span> <text:span text:style-name="T3">java</text:span><text:span text:style-name="T4">.</text:span><text:span text:style-name="T3">awt</text:span><text:span text:style-name="T4">.</text:span>*<text:span text:style-name="T4">;</text:span></text:p>
      <text:p text:style-name="P2"><text:span text:style-name="T2">import</text:span> <text:span text:style-name="T3">java</text:span><text:span text:style-name="T4">.</text:span><text:span text:style-name="T3">awt</text:span><text:span text:style-name="T4">.</text:span><text:span text:style-name="T3">event</text:span><text:span text:style-name="T4">.</text:span>*<text:span text:style-name="T4">;</text:span></text:p>
      <text:p text:style-name="P2"><text:span text:style-name="T2">import</text:span> <text:span text:style-name="T3">javax</text:span><text:span text:style-name="T4">.</text:span><text:span text:style-name="T3">swing</text:span><text:span text:style-name="T4">.</text:span>*<text:span text:style-name="T4">;</text:span></text:p>
      <text:p text:style-name="P2"><text:span text:style-name="T2">import</text:span> <text:span text:style-name="T3">javax</text:span><text:span text:style-name="T4">.</text:span><text:span text:style-name="T3">swing</text:span><text:span text:style-name="T4">.</text:span><text:span text:style-name="T3">plaf</text:span><text:span text:style-name="T4">.</text:span><text:span text:style-name="T3">basic</text:span><text:span text:style-name="T4">.</text:span><text:span text:style-name="T3">BasicRadioButtonUI</text:span><text:span text:style-name="T4">;</text:span></text:p>
      <text:p text:style-name="P2"><text:span text:style-name="T2">import</text:span> <text:span text:style-name="T3">javax</text:span><text:span text:style-name="T4">.</text:span><text:span text:style-name="T3">swing</text:span><text:span text:style-name="T4">.</text:span><text:span text:style-name="T3">border</text:span><text:span text:style-name="T4">.</text:span><text:span text:style-name="T3">LineBorder</text:span><text:span text:style-name="T4">;</text:span></text:p>
      <text:p text:style-name="P2"><text:span text:style-name="T2">import</text:span> <text:span text:style-name="T3">java</text:span><text:span text:style-name="T4">.</text:span><text:span text:style-name="T3">io</text:span><text:span text:style-name="T4">.</text:span>*<text:span text:style-name="T4">;</text:span></text:p>
      <text:p text:style-name="P6"/>
      <text:p text:style-name="P2"><text:span text:style-name="T3">public</text:span> <text:span text:style-name="T3">class</text:span> <text:span text:style-name="T6">Assignment</text:span> <text:span text:style-name="T4">{</text:span></text:p>
      <text:p text:style-name="P6"/>
      <text:p text:style-name="P2"><text:span text:style-name="T3">private</text:span> <text:span text:style-name="T3">JFrame</text:span> frame<text:span text:style-name="T4">;</text:span></text:p>
      <text:p text:style-name="P2"><text:span text:style-name="T3">private</text:span> <text:span text:style-name="T3">JLabel</text:span> label1<text:span text:style-name="T4">,</text:span> label2<text:span text:style-name="T4">,</text:span> label3<text:span text:style-name="T4">,</text:span> label4<text:span text:style-name="T4">,</text:span> label5<text:span text:style-name="T4">;</text:span></text:p>
      <text:p text:style-name="P2"><text:span text:style-name="T3">private</text:span> <text:span text:style-name="T3">JLabel</text:span> studentLabel<text:span text:style-name="T4">,</text:span> courseLabel<text:span text:style-name="T4">;</text:span> <text:span text:style-name="T7">// Separate labels for radio button texts</text:span></text:p>
      <text:p text:style-name="P2"><text:span text:style-name="T3">private</text:span> <text:span text:style-name="T3">JTextField</text:span> textField1<text:span text:style-name="T4">,</text:span> textField2<text:span text:style-name="T4">,</text:span> textField3<text:span text:style-name="T4">,</text:span> textField4<text:span text:style-name="T4">,</text:span> textField5<text:span text:style-name="T4">;</text:span></text:p>
      <text:p text:style-name="P2"><text:span text:style-name="T3">private</text:span> <text:span text:style-name="T3">JButton</text:span> button1<text:span text:style-name="T4">,</text:span> button2<text:span text:style-name="T4">,</text:span> button3<text:span text:style-name="T4">,</text:span> button4<text:span text:style-name="T4">;</text:span></text:p>
      <text:p text:style-name="P2"><text:span text:style-name="T3">private</text:span> <text:span text:style-name="T3">JRadioButton</text:span> radioButton1<text:span text:style-name="T4">,</text:span> radioButton2<text:span text:style-name="T4">;</text:span></text:p>
      <text:p text:style-name="P2"><text:span text:style-name="T3">private</text:span> <text:span text:style-name="T3">ButtonGroup</text:span> radioGroup<text:span text:style-name="T4">;</text:span></text:p>
      <text:p text:style-name="P2"><text:span text:style-name="T3">private</text:span> <text:span text:style-name="T3">static</text:span> <text:span text:style-name="T3">final</text:span> <text:span text:style-name="T3">Color</text:span> BUTTON_COLOR <text:span text:style-name="T4">=</text:span> Color<text:span text:style-name="T4">.</text:span>BLACK<text:span text:style-name="T4">;</text:span></text:p>
      <text:p text:style-name="P2"><text:span text:style-name="T3">private</text:span> <text:span text:style-name="T3">static</text:span> <text:span text:style-name="T3">final</text:span> <text:span text:style-name="T3">Color</text:span> BUTTON_TEXT_COLOR <text:span text:style-name="T4">=</text:span> Color<text:span text:style-name="T4">.</text:span>WHITE<text:span text:style-name="T4">;</text:span></text:p>
      <text:p text:style-name="P2"><text:span text:style-name="T3">private</text:span> <text:span text:style-name="T3">static</text:span> <text:span text:style-name="T3">final</text:span> <text:span text:style-name="T3">Color</text:span> WINDOW_BACKGROUND_COLOR <text:span text:style-name="T4">=</text:span> <text:span text:style-name="T5">new</text:span> <text:span text:style-name="T8">Color</text:span><text:span text:style-name="T4">(</text:span><text:span text:style-name="T2">0x6699CC</text:span><text:span text:style-name="T4">);</text:span> <text:span text:style-name="T7">// #6699CC as an RGB color</text:span></text:p>
      <text:p text:style-name="P2"><text:span text:style-name="T3">private</text:span> <text:span text:style-name="T3">static</text:span> <text:span text:style-name="T3">final</text:span> <text:span text:style-name="T3">Color</text:span> RADIO_BUTTON_BACKGROUND_COLOR <text:span text:style-name="T4">=</text:span> <text:span text:style-name="T5">new</text:span> <text:span text:style-name="T8">Color</text:span><text:span text:style-name="T4">(</text:span><text:span text:style-name="T2">0x6699CC</text:span><text:span text:style-name="T4">);</text:span></text:p>
      <text:p text:style-name="P2"><text:span text:style-name="T3">private</text:span> <text:span text:style-name="T3">static</text:span> <text:span text:style-name="T3">final</text:span> <text:span text:style-name="T3">Color</text:span> RADIO_BUTTON_BORDER_COLOR <text:span text:style-name="T4">=</text:span> <text:span text:style-name="T5">new</text:span> <text:span text:style-name="T8">Color</text:span><text:span text:style-name="T4">(</text:span><text:span text:style-name="T2">0x041E42</text:span><text:span text:style-name="T4">);</text:span></text:p>
      <text:p text:style-name="P6"/>
      <text:p text:style-name="P2"><text:soft-page-break/><text:span text:style-name="T3">public</text:span> <text:span text:style-name="T8">Assignment</text:span><text:span text:style-name="T4">()</text:span> <text:span text:style-name="T4">{</text:span></text:p>
      <text:p text:style-name="P2">frame <text:span text:style-name="T4">=</text:span> <text:span text:style-name="T5">new</text:span> <text:span text:style-name="T8">JFrame</text:span><text:span text:style-name="T4">("</text:span><text:span text:style-name="T9">Course Details</text:span><text:span text:style-name="T4">");</text:span></text:p>
      <text:p text:style-name="P2">frame<text:span text:style-name="T4">.</text:span><text:span text:style-name="T8">setSize</text:span><text:span text:style-name="T4">(</text:span><text:span text:style-name="T2">400</text:span><text:span text:style-name="T4">,</text:span> <text:span text:style-name="T2">300</text:span><text:span text:style-name="T4">);</text:span></text:p>
      <text:p text:style-name="P2">frame<text:span text:style-name="T4">.</text:span><text:span text:style-name="T8">setLayout</text:span><text:span text:style-name="T4">(null);</text:span></text:p>
      <text:p text:style-name="P6"/>
      <text:p text:style-name="P2">frame<text:span text:style-name="T4">.</text:span><text:span text:style-name="T8">getContentPane</text:span><text:span text:style-name="T4">().</text:span><text:span text:style-name="T8">setBackground</text:span><text:span text:style-name="T4">(</text:span>WINDOW_BACKGROUND_COLOR<text:span text:style-name="T4">);</text:span> <text:span text:style-name="T7">// Set window background color</text:span></text:p>
      <text:p text:style-name="P6"/>
      <text:p text:style-name="P2">textField5 <text:span text:style-name="T4">=</text:span> <text:span text:style-name="T5">new</text:span> <text:span text:style-name="T8">JTextField</text:span><text:span text:style-name="T4">();</text:span></text:p>
      <text:p text:style-name="P2">textField5<text:span text:style-name="T4">.</text:span><text:span text:style-name="T8">setBounds</text:span><text:span text:style-name="T4">(</text:span><text:span text:style-name="T2">20</text:span><text:span text:style-name="T4">,</text:span> <text:span text:style-name="T2">20</text:span><text:span text:style-name="T4">,</text:span> <text:span text:style-name="T2">20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textField5<text:span text:style-name="T4">);</text:span></text:p>
      <text:p text:style-name="P6"/>
      <text:p text:style-name="P2">button4 <text:span text:style-name="T4">=</text:span> <text:span text:style-name="T5">new</text:span> <text:span text:style-name="T8">JButton</text:span><text:span text:style-name="T4">("</text:span><text:span text:style-name="T9">Search</text:span><text:span text:style-name="T4">");</text:span></text:p>
      <text:p text:style-name="P2">button4<text:span text:style-name="T4">.</text:span><text:span text:style-name="T8">setBounds</text:span><text:span text:style-name="T4">(</text:span><text:span text:style-name="T2">250</text:span><text:span text:style-name="T4">,</text:span> <text:span text:style-name="T2">20</text:span><text:span text:style-name="T4">,</text:span> <text:span text:style-name="T2">10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button4<text:span text:style-name="T4">);</text:span></text:p>
      <text:p text:style-name="P6"/>
      <text:p text:style-name="P2">label1 <text:span text:style-name="T4">=</text:span> <text:span text:style-name="T5">new</text:span> <text:span text:style-name="T8">JLabel</text:span><text:span text:style-name="T4">("</text:span><text:span text:style-name="T9">Title</text:span><text:span text:style-name="T4">");</text:span></text:p>
      <text:p text:style-name="P2">label1<text:span text:style-name="T4">.</text:span><text:span text:style-name="T8">setBounds</text:span><text:span text:style-name="T4">(</text:span><text:span text:style-name="T2">20</text:span><text:span text:style-name="T4">,</text:span> <text:span text:style-name="T2">50</text:span><text:span text:style-name="T4">,</text:span> <text:span text:style-name="T2">6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label1<text:span text:style-name="T4">);</text:span></text:p>
      <text:p text:style-name="P6"/>
      <text:p text:style-name="P2">textField1 <text:span text:style-name="T4">=</text:span> <text:span text:style-name="T5">new</text:span> <text:span text:style-name="T8">JTextField</text:span><text:span text:style-name="T4">();</text:span></text:p>
      <text:p text:style-name="P2">textField1<text:span text:style-name="T4">.</text:span><text:span text:style-name="T8">setBounds</text:span><text:span text:style-name="T4">(</text:span><text:span text:style-name="T2">80</text:span><text:span text:style-name="T4">,</text:span> <text:span text:style-name="T2">50</text:span><text:span text:style-name="T4">,</text:span> <text:span text:style-name="T2">20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textField1<text:span text:style-name="T4">);</text:span></text:p>
      <text:p text:style-name="P6"/>
      <text:p text:style-name="P2">studentLabel <text:span text:style-name="T4">=</text:span> <text:span text:style-name="T5">new</text:span> <text:span text:style-name="T8">JLabel</text:span><text:span text:style-name="T4">("</text:span><text:span text:style-name="T9">student</text:span><text:span text:style-name="T4">");</text:span></text:p>
      <text:p text:style-name="P2">studentLabel<text:span text:style-name="T4">.</text:span><text:span text:style-name="T8">setBounds</text:span><text:span text:style-name="T4">(</text:span><text:span text:style-name="T2">300</text:span><text:span text:style-name="T4">,</text:span> <text:span text:style-name="T2">70</text:span><text:span text:style-name="T4">,</text:span> <text:span text:style-name="T2">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studentLabel<text:span text:style-name="T4">);</text:span></text:p>
      <text:p text:style-name="P6"/>
      <text:p text:style-name="P2">courseLabel <text:span text:style-name="T4">=</text:span> <text:span text:style-name="T5">new</text:span> <text:span text:style-name="T8">JLabel</text:span><text:span text:style-name="T4">("</text:span><text:span text:style-name="T9">courses</text:span><text:span text:style-name="T4">");</text:span></text:p>
      <text:p text:style-name="P2">courseLabel<text:span text:style-name="T4">.</text:span><text:span text:style-name="T8">setBounds</text:span><text:span text:style-name="T4">(</text:span><text:span text:style-name="T2">300</text:span><text:span text:style-name="T4">,</text:span> <text:span text:style-name="T2">100</text:span><text:span text:style-name="T4">,</text:span> <text:span text:style-name="T2">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courseLabel<text:span text:style-name="T4">);</text:span></text:p>
      <text:p text:style-name="P6"/>
      <text:p text:style-name="P2">radioButton1 <text:span text:style-name="T4">=</text:span> <text:span text:style-name="T5">new</text:span> <text:span text:style-name="T8">JRadioButton</text:span><text:span text:style-name="T4">();</text:span></text:p>
      <text:p text:style-name="P2">radioButton1<text:span text:style-name="T4">.</text:span><text:span text:style-name="T8">setBounds</text:span><text:span text:style-name="T4">(</text:span><text:span text:style-name="T2">360</text:span><text:span text:style-name="T4">,</text:span> <text:span text:style-name="T2">70</text:span><text:span text:style-name="T4">,</text:span> <text:span text:style-name="T2">20</text:span><text:span text:style-name="T4">,</text:span> <text:span text:style-name="T2">20</text:span><text:span text:style-name="T4">);</text:span></text:p>
      <text:p text:style-name="P2">radioButton1<text:span text:style-name="T4">.</text:span><text:span text:style-name="T8">setUI</text:span><text:span text:style-name="T4">(</text:span><text:span text:style-name="T5">new</text:span> <text:span text:style-name="T8">CustomRadioButtonUI</text:span><text:span text:style-name="T4">());</text:span></text:p>
      <text:p text:style-name="P2">radioButton1<text:span text:style-name="T4">.</text:span><text:span text:style-name="T8">addActionListener</text:span><text:span text:style-name="T4">(</text:span><text:span text:style-name="T5">new</text:span> <text:span text:style-name="T8">ActionListener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actionPerformed</text:span><text:span text:style-name="T4">(</text:span><text:span text:style-name="T3">ActionEvent</text:span> e<text:span text:style-name="T4">)</text:span> <text:span text:style-name="T4">{</text:span></text:p>
      <text:p text:style-name="P2"><text:span text:style-name="T5">if</text:span> <text:span text:style-name="T4">(</text:span>radioButton1<text:span text:style-name="T4">.</text:span><text:span text:style-name="T8">isSelected</text:span><text:span text:style-name="T4">())</text:span> <text:span text:style-name="T4">{</text:span></text:p>
      <text:p text:style-name="P2"><text:span text:style-name="T8">updateFrameForStudents</text:span><text:span text:style-name="T4">();</text:span></text:p>
      <text:p text:style-name="P4">}</text:p>
      <text:p text:style-name="P4">}</text:p>
      <text:p text:style-name="P4">});</text:p>
      <text:p text:style-name="P2">frame<text:span text:style-name="T4">.</text:span><text:span text:style-name="T8">add</text:span><text:span text:style-name="T4">(</text:span>radioButton1<text:span text:style-name="T4">);</text:span></text:p>
      <text:p text:style-name="P6"/>
      <text:p text:style-name="P2">radioButton2 <text:span text:style-name="T4">=</text:span> <text:span text:style-name="T5">new</text:span> <text:span text:style-name="T8">JRadioButton</text:span><text:span text:style-name="T4">();</text:span></text:p>
      <text:p text:style-name="P2">radioButton2<text:span text:style-name="T4">.</text:span><text:span text:style-name="T8">setBounds</text:span><text:span text:style-name="T4">(</text:span><text:span text:style-name="T2">360</text:span><text:span text:style-name="T4">,</text:span> <text:span text:style-name="T2">100</text:span><text:span text:style-name="T4">,</text:span> <text:span text:style-name="T2">20</text:span><text:span text:style-name="T4">,</text:span> <text:span text:style-name="T2">20</text:span><text:span text:style-name="T4">);</text:span></text:p>
      <text:p text:style-name="P2">radioButton2<text:span text:style-name="T4">.</text:span><text:span text:style-name="T8">setUI</text:span><text:span text:style-name="T4">(</text:span><text:span text:style-name="T5">new</text:span> <text:span text:style-name="T8">CustomRadioButtonUI</text:span><text:span text:style-name="T4">());</text:span></text:p>
      <text:p text:style-name="P2">radioButton2<text:span text:style-name="T4">.</text:span><text:span text:style-name="T8">addActionListener</text:span><text:span text:style-name="T4">(</text:span><text:span text:style-name="T5">new</text:span> <text:span text:style-name="T8">ActionListener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actionPerformed</text:span><text:span text:style-name="T4">(</text:span><text:span text:style-name="T3">ActionEvent</text:span> e<text:span text:style-name="T4">)</text:span> <text:span text:style-name="T4">{</text:span></text:p>
      <text:p text:style-name="P2"><text:span text:style-name="T5">if</text:span> <text:span text:style-name="T4">(</text:span>radioButton2<text:span text:style-name="T4">.</text:span><text:span text:style-name="T8">isSelected</text:span><text:span text:style-name="T4">())</text:span> <text:span text:style-name="T4">{</text:span></text:p>
      <text:p text:style-name="P2"><text:span text:style-name="T8">updateFrameForCourses</text:span><text:span text:style-name="T4">();</text:span></text:p>
      <text:p text:style-name="P4"><text:soft-page-break/>}</text:p>
      <text:p text:style-name="P4">}</text:p>
      <text:p text:style-name="P4">});</text:p>
      <text:p text:style-name="P2">frame<text:span text:style-name="T4">.</text:span><text:span text:style-name="T8">add</text:span><text:span text:style-name="T4">(</text:span>radioButton2<text:span text:style-name="T4">);</text:span></text:p>
      <text:p text:style-name="P6"/>
      <text:p text:style-name="P2">radioGroup <text:span text:style-name="T4">=</text:span> <text:span text:style-name="T5">new</text:span> <text:span text:style-name="T8">ButtonGroup</text:span><text:span text:style-name="T4">();</text:span></text:p>
      <text:p text:style-name="P2">radioGroup<text:span text:style-name="T4">.</text:span><text:span text:style-name="T8">add</text:span><text:span text:style-name="T4">(</text:span>radioButton1<text:span text:style-name="T4">);</text:span></text:p>
      <text:p text:style-name="P2">radioGroup<text:span text:style-name="T4">.</text:span><text:span text:style-name="T8">add</text:span><text:span text:style-name="T4">(</text:span>radioButton2<text:span text:style-name="T4">);</text:span></text:p>
      <text:p text:style-name="P6"/>
      <text:p text:style-name="P2">label2 <text:span text:style-name="T4">=</text:span> <text:span text:style-name="T5">new</text:span> <text:span text:style-name="T8">JLabel</text:span><text:span text:style-name="T4">("</text:span><text:span text:style-name="T9">Course ID</text:span><text:span text:style-name="T4">");</text:span></text:p>
      <text:p text:style-name="P2">label2<text:span text:style-name="T4">.</text:span><text:span text:style-name="T8">setBounds</text:span><text:span text:style-name="T4">(</text:span><text:span text:style-name="T2">20</text:span><text:span text:style-name="T4">,</text:span> <text:span text:style-name="T2">80</text:span><text:span text:style-name="T4">,</text:span> <text:span text:style-name="T2">6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label2<text:span text:style-name="T4">);</text:span></text:p>
      <text:p text:style-name="P6"/>
      <text:p text:style-name="P2">textField2 <text:span text:style-name="T4">=</text:span> <text:span text:style-name="T5">new</text:span> <text:span text:style-name="T8">JTextField</text:span><text:span text:style-name="T4">();</text:span></text:p>
      <text:p text:style-name="P2">textField2<text:span text:style-name="T4">.</text:span><text:span text:style-name="T8">setBounds</text:span><text:span text:style-name="T4">(</text:span><text:span text:style-name="T2">80</text:span><text:span text:style-name="T4">,</text:span> <text:span text:style-name="T2">80</text:span><text:span text:style-name="T4">,</text:span> <text:span text:style-name="T2">20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textField2<text:span text:style-name="T4">);</text:span></text:p>
      <text:p text:style-name="P6"/>
      <text:p text:style-name="P2">label3 <text:span text:style-name="T4">=</text:span> <text:span text:style-name="T5">new</text:span> <text:span text:style-name="T8">JLabel</text:span><text:span text:style-name="T4">("</text:span><text:span text:style-name="T9">Duration</text:span><text:span text:style-name="T4">");</text:span></text:p>
      <text:p text:style-name="P2">label3<text:span text:style-name="T4">.</text:span><text:span text:style-name="T8">setBounds</text:span><text:span text:style-name="T4">(</text:span><text:span text:style-name="T2">20</text:span><text:span text:style-name="T4">,</text:span> <text:span text:style-name="T2">110</text:span><text:span text:style-name="T4">,</text:span> <text:span text:style-name="T2">6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label3<text:span text:style-name="T4">);</text:span></text:p>
      <text:p text:style-name="P6"/>
      <text:p text:style-name="P2">textField3 <text:span text:style-name="T4">=</text:span> <text:span text:style-name="T5">new</text:span> <text:span text:style-name="T8">JTextField</text:span><text:span text:style-name="T4">();</text:span></text:p>
      <text:p text:style-name="P2">textField3<text:span text:style-name="T4">.</text:span><text:span text:style-name="T8">setBounds</text:span><text:span text:style-name="T4">(</text:span><text:span text:style-name="T2">80</text:span><text:span text:style-name="T4">,</text:span> <text:span text:style-name="T2">110</text:span><text:span text:style-name="T4">,</text:span> <text:span text:style-name="T2">20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textField3<text:span text:style-name="T4">);</text:span></text:p>
      <text:p text:style-name="P6"/>
      <text:p text:style-name="P2">label4 <text:span text:style-name="T4">=</text:span> <text:span text:style-name="T5">new</text:span> <text:span text:style-name="T8">JLabel</text:span><text:span text:style-name="T4">("</text:span><text:span text:style-name="T9">Department</text:span><text:span text:style-name="T4">");</text:span></text:p>
      <text:p text:style-name="P2">label4<text:span text:style-name="T4">.</text:span><text:span text:style-name="T8">setBounds</text:span><text:span text:style-name="T4">(</text:span><text:span text:style-name="T2">20</text:span><text:span text:style-name="T4">,</text:span> <text:span text:style-name="T2">140</text:span><text:span text:style-name="T4">,</text:span> <text:span text:style-name="T2">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label4<text:span text:style-name="T4">);</text:span></text:p>
      <text:p text:style-name="P6"/>
      <text:p text:style-name="P2">textField4 <text:span text:style-name="T4">=</text:span> <text:span text:style-name="T5">new</text:span> <text:span text:style-name="T8">JTextField</text:span><text:span text:style-name="T4">();</text:span></text:p>
      <text:p text:style-name="P2">textField4<text:span text:style-name="T4">.</text:span><text:span text:style-name="T8">setBounds</text:span><text:span text:style-name="T4">(</text:span><text:span text:style-name="T2">100</text:span><text:span text:style-name="T4">,</text:span> <text:span text:style-name="T2">140</text:span><text:span text:style-name="T4">,</text:span> <text:span text:style-name="T2">1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textField4<text:span text:style-name="T4">);</text:span></text:p>
      <text:p text:style-name="P6"/>
      <text:p text:style-name="P2">button1 <text:span text:style-name="T4">=</text:span> <text:span text:style-name="T5">new</text:span> <text:span text:style-name="T8">JButton</text:span><text:span text:style-name="T4">("</text:span><text:span text:style-name="T9">save</text:span><text:span text:style-name="T4">");</text:span></text:p>
      <text:p text:style-name="P2">button1<text:span text:style-name="T4">.</text:span><text:span text:style-name="T8">setBounds</text:span><text:span text:style-name="T4">(</text:span><text:span text:style-name="T2">50</text:span><text:span text:style-name="T4">,</text:span> <text:span text:style-name="T2">180</text:span><text:span text:style-name="T4">,</text:span> <text:span text:style-name="T2">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button1<text:span text:style-name="T4">);</text:span></text:p>
      <text:p text:style-name="P6"/>
      <text:p text:style-name="P2">button2 <text:span text:style-name="T4">=</text:span> <text:span text:style-name="T5">new</text:span> <text:span text:style-name="T8">JButton</text:span><text:span text:style-name="T4">("</text:span><text:span text:style-name="T9">delete</text:span><text:span text:style-name="T4">");</text:span></text:p>
      <text:p text:style-name="P2">button2<text:span text:style-name="T4">.</text:span><text:span text:style-name="T8">setBounds</text:span><text:span text:style-name="T4">(</text:span><text:span text:style-name="T2">150</text:span><text:span text:style-name="T4">,</text:span> <text:span text:style-name="T2">180</text:span><text:span text:style-name="T4">,</text:span> <text:span text:style-name="T2">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button2<text:span text:style-name="T4">);</text:span></text:p>
      <text:p text:style-name="P6"/>
      <text:p text:style-name="P2">button3 <text:span text:style-name="T4">=</text:span> <text:span text:style-name="T5">new</text:span> <text:span text:style-name="T8">JButton</text:span><text:span text:style-name="T4">("</text:span><text:span text:style-name="T9">Reset</text:span><text:span text:style-name="T4">");</text:span></text:p>
      <text:p text:style-name="P2">button3<text:span text:style-name="T4">.</text:span><text:span text:style-name="T8">setBounds</text:span><text:span text:style-name="T4">(</text:span><text:span text:style-name="T2">250</text:span><text:span text:style-name="T4">,</text:span> <text:span text:style-name="T2">180</text:span><text:span text:style-name="T4">,</text:span> <text:span text:style-name="T2">80</text:span><text:span text:style-name="T4">,</text:span> <text:span text:style-name="T2">20</text:span><text:span text:style-name="T4">);</text:span></text:p>
      <text:p text:style-name="P2">frame<text:span text:style-name="T4">.</text:span><text:span text:style-name="T8">add</text:span><text:span text:style-name="T4">(</text:span>button3<text:span text:style-name="T4">);</text:span></text:p>
      <text:p text:style-name="P6"/>
      <text:p text:style-name="P2">frame<text:span text:style-name="T4">.</text:span><text:span text:style-name="T8">setDefaultCloseOperation</text:span><text:span text:style-name="T4">(</text:span>JFrame<text:span text:style-name="T4">.</text:span>EXIT_ON_CLOSE<text:span text:style-name="T4">);</text:span></text:p>
      <text:p text:style-name="P2">frame<text:span text:style-name="T4">.</text:span><text:span text:style-name="T8">setVisible</text:span><text:span text:style-name="T4">(true);</text:span></text:p>
      <text:p text:style-name="P6"/>
      <text:p text:style-name="P5">// Set button colors and text colors</text:p>
      <text:p text:style-name="P2">button1<text:span text:style-name="T4">.</text:span><text:span text:style-name="T8">setBackground</text:span><text:span text:style-name="T4">(</text:span>BUTTON_COLOR<text:span text:style-name="T4">);</text:span></text:p>
      <text:p text:style-name="P2">button1<text:span text:style-name="T4">.</text:span><text:span text:style-name="T8">setForeground</text:span><text:span text:style-name="T4">(</text:span>BUTTON_TEXT_COLOR<text:span text:style-name="T4">);</text:span></text:p>
      <text:p text:style-name="P2"><text:soft-page-break/>button2<text:span text:style-name="T4">.</text:span><text:span text:style-name="T8">setBackground</text:span><text:span text:style-name="T4">(</text:span>BUTTON_COLOR<text:span text:style-name="T4">);</text:span></text:p>
      <text:p text:style-name="P2">button2<text:span text:style-name="T4">.</text:span><text:span text:style-name="T8">setForeground</text:span><text:span text:style-name="T4">(</text:span>BUTTON_TEXT_COLOR<text:span text:style-name="T4">);</text:span></text:p>
      <text:p text:style-name="P2">button3<text:span text:style-name="T4">.</text:span><text:span text:style-name="T8">setBackground</text:span><text:span text:style-name="T4">(</text:span>BUTTON_COLOR<text:span text:style-name="T4">);</text:span></text:p>
      <text:p text:style-name="P2">button3<text:span text:style-name="T4">.</text:span><text:span text:style-name="T8">setForeground</text:span><text:span text:style-name="T4">(</text:span>BUTTON_TEXT_COLOR<text:span text:style-name="T4">);</text:span></text:p>
      <text:p text:style-name="P2">button4<text:span text:style-name="T4">.</text:span><text:span text:style-name="T8">setBackground</text:span><text:span text:style-name="T4">(</text:span>BUTTON_COLOR<text:span text:style-name="T4">);</text:span></text:p>
      <text:p text:style-name="P2">button4<text:span text:style-name="T4">.</text:span><text:span text:style-name="T8">setForeground</text:span><text:span text:style-name="T4">(</text:span>BUTTON_TEXT_COLOR<text:span text:style-name="T4">);</text:span></text:p>
      <text:p text:style-name="P6"/>
      <text:p text:style-name="P5">// ActionListener for "Save" button</text:p>
      <text:p text:style-name="P2">button1<text:span text:style-name="T4">.</text:span><text:span text:style-name="T8">addActionListener</text:span><text:span text:style-name="T4">(</text:span><text:span text:style-name="T5">new</text:span> <text:span text:style-name="T8">ActionListener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actionPerformed</text:span><text:span text:style-name="T4">(</text:span><text:span text:style-name="T3">ActionEvent</text:span> e<text:span text:style-name="T4">)</text:span> <text:span text:style-name="T4">{</text:span></text:p>
      <text:p text:style-name="P2"><text:span text:style-name="T8">saveDetailsToFile</text:span><text:span text:style-name="T4">();</text:span></text:p>
      <text:p text:style-name="P4">}</text:p>
      <text:p text:style-name="P4">});</text:p>
      <text:p text:style-name="P6"/>
      <text:p text:style-name="P5">// ActionListener for "Delete" button</text:p>
      <text:p text:style-name="P2">button2<text:span text:style-name="T4">.</text:span><text:span text:style-name="T8">addActionListener</text:span><text:span text:style-name="T4">(</text:span><text:span text:style-name="T5">new</text:span> <text:span text:style-name="T8">ActionListener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actionPerformed</text:span><text:span text:style-name="T4">(</text:span><text:span text:style-name="T3">ActionEvent</text:span> e<text:span text:style-name="T4">)</text:span> <text:span text:style-name="T4">{</text:span></text:p>
      <text:p text:style-name="P2"><text:span text:style-name="T8">deleteFile</text:span><text:span text:style-name="T4">();</text:span></text:p>
      <text:p text:style-name="P4">}</text:p>
      <text:p text:style-name="P4">});</text:p>
      <text:p text:style-name="P6"/>
      <text:p text:style-name="P5">// ActionListener for "Reset" button</text:p>
      <text:p text:style-name="P2">button3<text:span text:style-name="T4">.</text:span><text:span text:style-name="T8">addActionListener</text:span><text:span text:style-name="T4">(</text:span><text:span text:style-name="T5">new</text:span> <text:span text:style-name="T8">ActionListener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actionPerformed</text:span><text:span text:style-name="T4">(</text:span><text:span text:style-name="T3">ActionEvent</text:span> e<text:span text:style-name="T4">)</text:span> <text:span text:style-name="T4">{</text:span></text:p>
      <text:p text:style-name="P2"><text:span text:style-name="T8">resetFields</text:span><text:span text:style-name="T4">();</text:span></text:p>
      <text:p text:style-name="P4">}</text:p>
      <text:p text:style-name="P4">});</text:p>
      <text:p text:style-name="P6"/>
      <text:p text:style-name="P5">// ActionListener for "Search" button</text:p>
      <text:p text:style-name="P2">button4<text:span text:style-name="T4">.</text:span><text:span text:style-name="T8">addActionListener</text:span><text:span text:style-name="T4">(</text:span><text:span text:style-name="T5">new</text:span> <text:span text:style-name="T8">ActionListener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actionPerformed</text:span><text:span text:style-name="T4">(</text:span><text:span text:style-name="T3">ActionEvent</text:span> e<text:span text:style-name="T4">)</text:span> <text:span text:style-name="T4">{</text:span></text:p>
      <text:p text:style-name="P2"><text:span text:style-name="T8">displayDetailsFromFile</text:span><text:span text:style-name="T4">();</text:span></text:p>
      <text:p text:style-name="P4">}</text:p>
      <text:p text:style-name="P4">});</text:p>
      <text:p text:style-name="P4">}</text:p>
      <text:p text:style-name="P6"/>
      <text:p text:style-name="P2"><text:span text:style-name="T3">private</text:span> <text:span text:style-name="T3">void</text:span> <text:span text:style-name="T8">updateFrameForStudents</text:span><text:span text:style-name="T4">()</text:span> <text:span text:style-name="T4">{</text:span></text:p>
      <text:p text:style-name="P2">frame<text:span text:style-name="T4">.</text:span><text:span text:style-name="T8">setTitle</text:span><text:span text:style-name="T4">("</text:span><text:span text:style-name="T9">Student Details</text:span><text:span text:style-name="T4">");</text:span></text:p>
      <text:p text:style-name="P2">label1<text:span text:style-name="T4">.</text:span><text:span text:style-name="T8">setText</text:span><text:span text:style-name="T4">("</text:span><text:span text:style-name="T9">Name</text:span><text:span text:style-name="T4">");</text:span></text:p>
      <text:p text:style-name="P2">label2<text:span text:style-name="T4">.</text:span><text:span text:style-name="T8">setText</text:span><text:span text:style-name="T4">("</text:span><text:span text:style-name="T9">RegNo</text:span><text:span text:style-name="T4">");</text:span></text:p>
      <text:p text:style-name="P2">label3<text:span text:style-name="T4">.</text:span><text:span text:style-name="T8">setText</text:span><text:span text:style-name="T4">("</text:span><text:span text:style-name="T9">Gender</text:span><text:span text:style-name="T4">");</text:span></text:p>
      <text:p text:style-name="P2">label4<text:span text:style-name="T4">.</text:span><text:span text:style-name="T8">setText</text:span><text:span text:style-name="T4">("</text:span><text:span text:style-name="T9">Tel</text:span><text:span text:style-name="T4">");</text:span></text:p>
      <text:p text:style-name="P2">courseLabel<text:span text:style-name="T4">.</text:span><text:span text:style-name="T8">setText</text:span><text:span text:style-name="T4">("</text:span><text:span text:style-name="T9">courses</text:span><text:span text:style-name="T4">");</text:span></text:p>
      <text:p text:style-name="P4">}</text:p>
      <text:p text:style-name="P6"/>
      <text:p text:style-name="P2"><text:span text:style-name="T3">private</text:span> <text:span text:style-name="T3">void</text:span> <text:span text:style-name="T8">updateFrameForCourses</text:span><text:span text:style-name="T4">()</text:span> <text:span text:style-name="T4">{</text:span></text:p>
      <text:p text:style-name="P2">frame<text:span text:style-name="T4">.</text:span><text:span text:style-name="T8">setTitle</text:span><text:span text:style-name="T4">("</text:span><text:span text:style-name="T9">Course Details</text:span><text:span text:style-name="T4">");</text:span></text:p>
      <text:p text:style-name="P2">label1<text:span text:style-name="T4">.</text:span><text:span text:style-name="T8">setText</text:span><text:span text:style-name="T4">("</text:span><text:span text:style-name="T9">Title</text:span><text:span text:style-name="T4">");</text:span></text:p>
      <text:p text:style-name="P2">label2<text:span text:style-name="T4">.</text:span><text:span text:style-name="T8">setText</text:span><text:span text:style-name="T4">("</text:span><text:span text:style-name="T9">Course ID</text:span><text:span text:style-name="T4">");</text:span></text:p>
      <text:p text:style-name="P2">label3<text:span text:style-name="T4">.</text:span><text:span text:style-name="T8">setText</text:span><text:span text:style-name="T4">("</text:span><text:span text:style-name="T9">Duration</text:span><text:span text:style-name="T4">");</text:span></text:p>
      <text:p text:style-name="P2">label4<text:span text:style-name="T4">.</text:span><text:span text:style-name="T8">setText</text:span><text:span text:style-name="T4">("</text:span><text:span text:style-name="T9">Department</text:span><text:span text:style-name="T4">");</text:span></text:p>
      <text:p text:style-name="P2"><text:soft-page-break/>courseLabel<text:span text:style-name="T4">.</text:span><text:span text:style-name="T8">setText</text:span><text:span text:style-name="T4">("");</text:span></text:p>
      <text:p text:style-name="P4">}</text:p>
      <text:p text:style-name="P6"/>
      <text:p text:style-name="P5">// Function to save details to a file</text:p>
      <text:p text:style-name="P2"><text:span text:style-name="T3">private</text:span> <text:span text:style-name="T3">void</text:span> <text:span text:style-name="T8">saveDetailsToFile</text:span><text:span text:style-name="T4">()</text:span> <text:span text:style-name="T4">{</text:span></text:p>
      <text:p text:style-name="P2"><text:span text:style-name="T3">String</text:span> title <text:span text:style-name="T4">=</text:span> textField1<text:span text:style-name="T4">.</text:span><text:span text:style-name="T8">getText</text:span><text:span text:style-name="T4">().</text:span><text:span text:style-name="T8">trim</text:span><text:span text:style-name="T4">();</text:span></text:p>
      <text:p text:style-name="P2"><text:span text:style-name="T3">String</text:span> fileName <text:span text:style-name="T4">=</text:span> <text:span text:style-name="T4">(</text:span>radioButton1<text:span text:style-name="T4">.</text:span><text:span text:style-name="T8">isSelected</text:span><text:span text:style-name="T4">())</text:span> <text:span text:style-name="T5">?</text:span> <text:span text:style-name="T4">"</text:span><text:span text:style-name="T9">students/</text:span><text:span text:style-name="T4">"</text:span> <text:span text:style-name="T4">+</text:span> title <text:span text:style-name="T4">+</text:span> <text:span text:style-name="T4">"</text:span><text:span text:style-name="T9">.txt</text:span><text:span text:style-name="T4">"</text:span> <text:span text:style-name="T5">:</text:span> <text:span text:style-name="T4">"</text:span><text:span text:style-name="T9">courses/</text:span><text:span text:style-name="T4">"</text:span> <text:span text:style-name="T4">+</text:span> title <text:span text:style-name="T4">+</text:span> <text:span text:style-name="T4">"</text:span><text:span text:style-name="T9">.txt</text:span><text:span text:style-name="T4">";</text:span></text:p>
      <text:p text:style-name="P2"><text:span text:style-name="T5">try</text:span> <text:span text:style-name="T4">{</text:span></text:p>
      <text:p text:style-name="P2"><text:span text:style-name="T3">FileWriter</text:span> writer <text:span text:style-name="T4">=</text:span> <text:span text:style-name="T5">new</text:span> <text:span text:style-name="T8">FileWriter</text:span><text:span text:style-name="T4">(</text:span>fileName<text:span text:style-name="T4">);</text:span></text:p>
      <text:p text:style-name="P2">writer<text:span text:style-name="T4">.</text:span><text:span text:style-name="T8">write</text:span><text:span text:style-name="T4">("</text:span><text:span text:style-name="T9">Title: </text:span><text:span text:style-name="T4">"</text:span> <text:span text:style-name="T4">+</text:span> textField1<text:span text:style-name="T4">.</text:span><text:span text:style-name="T8">getText</text:span><text:span text:style-name="T4">().</text:span><text:span text:style-name="T8">trim</text:span><text:span text:style-name="T4">()</text:span> <text:span text:style-name="T4">+</text:span> <text:span text:style-name="T4">"</text:span>\n<text:span text:style-name="T4">");</text:span></text:p>
      <text:p text:style-name="P2">writer<text:span text:style-name="T4">.</text:span><text:span text:style-name="T8">write</text:span><text:span text:style-name="T4">("</text:span><text:span text:style-name="T9">Course ID: </text:span><text:span text:style-name="T4">"</text:span> <text:span text:style-name="T4">+</text:span> textField2<text:span text:style-name="T4">.</text:span><text:span text:style-name="T8">getText</text:span><text:span text:style-name="T4">().</text:span><text:span text:style-name="T8">trim</text:span><text:span text:style-name="T4">()</text:span> <text:span text:style-name="T4">+</text:span> <text:span text:style-name="T4">"</text:span>\n<text:span text:style-name="T4">");</text:span></text:p>
      <text:p text:style-name="P2">writer<text:span text:style-name="T4">.</text:span><text:span text:style-name="T8">write</text:span><text:span text:style-name="T4">("</text:span><text:span text:style-name="T9">Duration: </text:span><text:span text:style-name="T4">"</text:span> <text:span text:style-name="T4">+</text:span> textField3<text:span text:style-name="T4">.</text:span><text:span text:style-name="T8">getText</text:span><text:span text:style-name="T4">().</text:span><text:span text:style-name="T8">trim</text:span><text:span text:style-name="T4">()</text:span> <text:span text:style-name="T4">+</text:span> <text:span text:style-name="T4">"</text:span>\n<text:span text:style-name="T4">");</text:span></text:p>
      <text:p text:style-name="P2">writer<text:span text:style-name="T4">.</text:span><text:span text:style-name="T8">write</text:span><text:span text:style-name="T4">("</text:span><text:span text:style-name="T9">Department: </text:span><text:span text:style-name="T4">"</text:span> <text:span text:style-name="T4">+</text:span> textField4<text:span text:style-name="T4">.</text:span><text:span text:style-name="T8">getText</text:span><text:span text:style-name="T4">().</text:span><text:span text:style-name="T8">trim</text:span><text:span text:style-name="T4">()</text:span> <text:span text:style-name="T4">+</text:span> <text:span text:style-name="T4">"</text:span>\n<text:span text:style-name="T4">");</text:span></text:p>
      <text:p text:style-name="P2"><text:span text:style-name="T5">if</text:span> <text:span text:style-name="T4">(</text:span>radioButton1<text:span text:style-name="T4">.</text:span><text:span text:style-name="T8">isSelected</text:span><text:span text:style-name="T4">())</text:span> <text:span text:style-name="T4">{</text:span></text:p>
      <text:p text:style-name="P2">writer<text:span text:style-name="T4">.</text:span><text:span text:style-name="T8">write</text:span><text:span text:style-name="T4">("</text:span><text:span text:style-name="T9">Gender: </text:span><text:span text:style-name="T4">"</text:span> <text:span text:style-name="T4">+</text:span> textField5<text:span text:style-name="T4">.</text:span><text:span text:style-name="T8">getText</text:span><text:span text:style-name="T4">().</text:span><text:span text:style-name="T8">trim</text:span><text:span text:style-name="T4">()</text:span> <text:span text:style-name="T4">+</text:span> <text:span text:style-name="T4">"</text:span>\n<text:span text:style-name="T4">");</text:span></text:p>
      <text:p text:style-name="P4">}</text:p>
      <text:p text:style-name="P2">writer<text:span text:style-name="T4">.</text:span><text:span text:style-name="T8">close</text:span><text:span text:style-name="T4">();</text:span></text:p>
      <text:p text:style-name="P2">JOptionPane<text:span text:style-name="T4">.</text:span><text:span text:style-name="T8">showMessageDialog</text:span><text:span text:style-name="T4">(</text:span>frame<text:span text:style-name="T4">,</text:span> <text:span text:style-name="T4">"</text:span><text:span text:style-name="T9">Details saved successfully!</text:span><text:span text:style-name="T4">");</text:span></text:p>
      <text:p text:style-name="P2"><text:span text:style-name="T4">}</text:span> <text:span text:style-name="T5">catch</text:span> <text:span text:style-name="T4">(</text:span><text:span text:style-name="T3">IOException</text:span> e<text:span text:style-name="T4">)</text:span> <text:span text:style-name="T4">{</text:span></text:p>
      <text:p text:style-name="P2">e<text:span text:style-name="T4">.</text:span><text:span text:style-name="T8">printStackTrace</text:span><text:span text:style-name="T4">();</text:span></text:p>
      <text:p text:style-name="P4">}</text:p>
      <text:p text:style-name="P4">}</text:p>
      <text:p text:style-name="P6"/>
      <text:p text:style-name="P5">// Function to delete the displayed course or student details' file</text:p>
      <text:p text:style-name="P2"><text:span text:style-name="T3">private</text:span> <text:span text:style-name="T3">void</text:span> <text:span text:style-name="T8">deleteFile</text:span><text:span text:style-name="T4">()</text:span> <text:span text:style-name="T4">{</text:span></text:p>
      <text:p text:style-name="P2"><text:span text:style-name="T3">String</text:span> title <text:span text:style-name="T4">=</text:span> textField1<text:span text:style-name="T4">.</text:span><text:span text:style-name="T8">getText</text:span><text:span text:style-name="T4">().</text:span><text:span text:style-name="T8">trim</text:span><text:span text:style-name="T4">();</text:span></text:p>
      <text:p text:style-name="P2"><text:span text:style-name="T3">String</text:span> fileName <text:span text:style-name="T4">=</text:span> <text:span text:style-name="T4">(</text:span>radioButton1<text:span text:style-name="T4">.</text:span><text:span text:style-name="T8">isSelected</text:span><text:span text:style-name="T4">())</text:span> <text:span text:style-name="T5">?</text:span> <text:span text:style-name="T4">"</text:span><text:span text:style-name="T9">students/</text:span><text:span text:style-name="T4">"</text:span> <text:span text:style-name="T4">+</text:span> title <text:span text:style-name="T4">+</text:span> <text:span text:style-name="T4">"</text:span><text:span text:style-name="T9">.txt</text:span><text:span text:style-name="T4">"</text:span> <text:span text:style-name="T5">:</text:span> <text:span text:style-name="T4">"</text:span><text:span text:style-name="T9">courses/</text:span><text:span text:style-name="T4">"</text:span> <text:span text:style-name="T4">+</text:span> title <text:span text:style-name="T4">+</text:span> <text:span text:style-name="T4">"</text:span><text:span text:style-name="T9">.txt</text:span><text:span text:style-name="T4">";</text:span></text:p>
      <text:p text:style-name="P2"><text:span text:style-name="T3">File</text:span> file <text:span text:style-name="T4">=</text:span> <text:span text:style-name="T5">new</text:span> <text:span text:style-name="T8">File</text:span><text:span text:style-name="T4">(</text:span>fileName<text:span text:style-name="T4">);</text:span></text:p>
      <text:p text:style-name="P2"><text:span text:style-name="T5">if</text:span> <text:span text:style-name="T4">(</text:span>file<text:span text:style-name="T4">.</text:span><text:span text:style-name="T8">exists</text:span><text:span text:style-name="T4">())</text:span> <text:span text:style-name="T4">{</text:span></text:p>
      <text:p text:style-name="P2">file<text:span text:style-name="T4">.</text:span><text:span text:style-name="T8">delete</text:span><text:span text:style-name="T4">();</text:span></text:p>
      <text:p text:style-name="P2">JOptionPane<text:span text:style-name="T4">.</text:span><text:span text:style-name="T8">showMessageDialog</text:span><text:span text:style-name="T4">(</text:span>frame<text:span text:style-name="T4">,</text:span> <text:span text:style-name="T4">"</text:span><text:span text:style-name="T9">File deleted successfully!</text:span><text:span text:style-name="T4">");</text:span></text:p>
      <text:p text:style-name="P2"><text:span text:style-name="T8">resetFields</text:span><text:span text:style-name="T4">();</text:span> <text:span text:style-name="T7">// Reset fields after deletion</text:span></text:p>
      <text:p text:style-name="P2"><text:span text:style-name="T4">}</text:span> <text:span text:style-name="T5">else</text:span> <text:span text:style-name="T4">{</text:span></text:p>
      <text:p text:style-name="P2">JOptionPane<text:span text:style-name="T4">.</text:span><text:span text:style-name="T8">showMessageDialog</text:span><text:span text:style-name="T4">(</text:span>frame<text:span text:style-name="T4">,</text:span> <text:span text:style-name="T4">"</text:span><text:span text:style-name="T9">File not found!</text:span><text:span text:style-name="T4">");</text:span></text:p>
      <text:p text:style-name="P4">}</text:p>
      <text:p text:style-name="P4">}</text:p>
      <text:p text:style-name="P6"/>
      <text:p text:style-name="P5">// Function to reset all fields to blanks</text:p>
      <text:p text:style-name="P2"><text:span text:style-name="T3">private</text:span> <text:span text:style-name="T3">void</text:span> <text:span text:style-name="T8">resetFields</text:span><text:span text:style-name="T4">()</text:span> <text:span text:style-name="T4">{</text:span></text:p>
      <text:p text:style-name="P2">textField1<text:span text:style-name="T4">.</text:span><text:span text:style-name="T8">setText</text:span><text:span text:style-name="T4">("");</text:span></text:p>
      <text:p text:style-name="P2">textField2<text:span text:style-name="T4">.</text:span><text:span text:style-name="T8">setText</text:span><text:span text:style-name="T4">("");</text:span></text:p>
      <text:p text:style-name="P2">textField3<text:span text:style-name="T4">.</text:span><text:span text:style-name="T8">setText</text:span><text:span text:style-name="T4">("");</text:span></text:p>
      <text:p text:style-name="P2">textField4<text:span text:style-name="T4">.</text:span><text:span text:style-name="T8">setText</text:span><text:span text:style-name="T4">("");</text:span></text:p>
      <text:p text:style-name="P2">textField5<text:span text:style-name="T4">.</text:span><text:span text:style-name="T8">setText</text:span><text:span text:style-name="T4">("");</text:span></text:p>
      <text:p text:style-name="P4">}</text:p>
      <text:p text:style-name="P6"/>
      <text:p text:style-name="P5">// Function to display details from a file</text:p>
      <text:p text:style-name="P2"><text:span text:style-name="T3">private</text:span> <text:span text:style-name="T3">void</text:span> <text:span text:style-name="T8">displayDetailsFromFile</text:span><text:span text:style-name="T4">()</text:span> <text:span text:style-name="T4">{</text:span></text:p>
      <text:p text:style-name="P2"><text:soft-page-break/><text:span text:style-name="T3">String</text:span> title <text:span text:style-name="T4">=</text:span> textField5<text:span text:style-name="T4">.</text:span><text:span text:style-name="T8">getText</text:span><text:span text:style-name="T4">().</text:span><text:span text:style-name="T8">trim</text:span><text:span text:style-name="T4">();</text:span> <text:span text:style-name="T7">// Assuming the search field is used for both course title and student name</text:span></text:p>
      <text:p text:style-name="P2"><text:span text:style-name="T3">String</text:span> fileName <text:span text:style-name="T4">=</text:span> <text:span text:style-name="T4">(</text:span>radioButton1<text:span text:style-name="T4">.</text:span><text:span text:style-name="T8">isSelected</text:span><text:span text:style-name="T4">())</text:span> <text:span text:style-name="T5">?</text:span> <text:span text:style-name="T4">"</text:span><text:span text:style-name="T9">students/</text:span><text:span text:style-name="T4">"</text:span> <text:span text:style-name="T4">+</text:span> title <text:span text:style-name="T4">+</text:span> <text:span text:style-name="T4">"</text:span><text:span text:style-name="T9">.txt</text:span><text:span text:style-name="T4">"</text:span> <text:span text:style-name="T5">:</text:span> <text:span text:style-name="T4">"</text:span><text:span text:style-name="T9">courses/</text:span><text:span text:style-name="T4">"</text:span> <text:span text:style-name="T4">+</text:span> title <text:span text:style-name="T4">+</text:span> <text:span text:style-name="T4">"</text:span><text:span text:style-name="T9">.txt</text:span><text:span text:style-name="T4">";</text:span></text:p>
      <text:p text:style-name="P2"><text:span text:style-name="T5">try</text:span> <text:span text:style-name="T4">{</text:span></text:p>
      <text:p text:style-name="P2"><text:span text:style-name="T3">BufferedReader</text:span> reader <text:span text:style-name="T4">=</text:span> <text:span text:style-name="T5">new</text:span> <text:span text:style-name="T8">BufferedReader</text:span><text:span text:style-name="T4">(</text:span><text:span text:style-name="T5">new</text:span> <text:span text:style-name="T8">FileReader</text:span><text:span text:style-name="T4">(</text:span>fileName<text:span text:style-name="T4">));</text:span></text:p>
      <text:p text:style-name="P2">textField1<text:span text:style-name="T4">.</text:span><text:span text:style-name="T8">setText</text:span><text:span text:style-name="T4">(</text:span>reader<text:span text:style-name="T4">.</text:span><text:span text:style-name="T8">readLine</text:span><text:span text:style-name="T4">().</text:span><text:span text:style-name="T8">replace</text:span><text:span text:style-name="T4">("</text:span><text:span text:style-name="T9">Title: </text:span><text:span text:style-name="T4">",</text:span> <text:span text:style-name="T4">""));</text:span></text:p>
      <text:p text:style-name="P2">textField2<text:span text:style-name="T4">.</text:span><text:span text:style-name="T8">setText</text:span><text:span text:style-name="T4">(</text:span>reader<text:span text:style-name="T4">.</text:span><text:span text:style-name="T8">readLine</text:span><text:span text:style-name="T4">().</text:span><text:span text:style-name="T8">replace</text:span><text:span text:style-name="T4">("</text:span><text:span text:style-name="T9">Course ID: </text:span><text:span text:style-name="T4">",</text:span> <text:span text:style-name="T4">""));</text:span></text:p>
      <text:p text:style-name="P2">textField3<text:span text:style-name="T4">.</text:span><text:span text:style-name="T8">setText</text:span><text:span text:style-name="T4">(</text:span>reader<text:span text:style-name="T4">.</text:span><text:span text:style-name="T8">readLine</text:span><text:span text:style-name="T4">().</text:span><text:span text:style-name="T8">replace</text:span><text:span text:style-name="T4">("</text:span><text:span text:style-name="T9">Duration: </text:span><text:span text:style-name="T4">",</text:span> <text:span text:style-name="T4">""));</text:span></text:p>
      <text:p text:style-name="P2">textField4<text:span text:style-name="T4">.</text:span><text:span text:style-name="T8">setText</text:span><text:span text:style-name="T4">(</text:span>reader<text:span text:style-name="T4">.</text:span><text:span text:style-name="T8">readLine</text:span><text:span text:style-name="T4">().</text:span><text:span text:style-name="T8">replace</text:span><text:span text:style-name="T4">("</text:span><text:span text:style-name="T9">Department: </text:span><text:span text:style-name="T4">",</text:span> <text:span text:style-name="T4">""));</text:span></text:p>
      <text:p text:style-name="P2"><text:span text:style-name="T5">if</text:span> <text:span text:style-name="T4">(</text:span>radioButton1<text:span text:style-name="T4">.</text:span><text:span text:style-name="T8">isSelected</text:span><text:span text:style-name="T4">())</text:span> <text:span text:style-name="T4">{</text:span></text:p>
      <text:p text:style-name="P2">textField5<text:span text:style-name="T4">.</text:span><text:span text:style-name="T8">setText</text:span><text:span text:style-name="T4">(</text:span>reader<text:span text:style-name="T4">.</text:span><text:span text:style-name="T8">readLine</text:span><text:span text:style-name="T4">().</text:span><text:span text:style-name="T8">replace</text:span><text:span text:style-name="T4">("</text:span><text:span text:style-name="T9">Gender: </text:span><text:span text:style-name="T4">",</text:span> <text:span text:style-name="T4">""));</text:span></text:p>
      <text:p text:style-name="P4">}</text:p>
      <text:p text:style-name="P2">reader<text:span text:style-name="T4">.</text:span><text:span text:style-name="T8">close</text:span><text:span text:style-name="T4">();</text:span></text:p>
      <text:p text:style-name="P2"><text:span text:style-name="T4">}</text:span> <text:span text:style-name="T5">catch</text:span> <text:span text:style-name="T4">(</text:span><text:span text:style-name="T3">IOException</text:span> e<text:span text:style-name="T4">)</text:span> <text:span text:style-name="T4">{</text:span></text:p>
      <text:p text:style-name="P2">JOptionPane<text:span text:style-name="T4">.</text:span><text:span text:style-name="T8">showMessageDialog</text:span><text:span text:style-name="T4">(</text:span>frame<text:span text:style-name="T4">,</text:span> <text:span text:style-name="T4">"</text:span><text:span text:style-name="T9">File not found!</text:span><text:span text:style-name="T4">");</text:span></text:p>
      <text:p text:style-name="P4">}</text:p>
      <text:p text:style-name="P4">}</text:p>
      <text:p text:style-name="P6"/>
      <text:p text:style-name="P5">// Custom RadioButtonUI to set background color and border color</text:p>
      <text:p text:style-name="P2"><text:span text:style-name="T3">private</text:span> <text:span text:style-name="T3">class</text:span> <text:span text:style-name="T6">CustomRadioButtonUI</text:span> <text:span text:style-name="T3">extends</text:span> <text:span text:style-name="T6">BasicRadioButtonUI</text:span> <text:span text:style-name="T4">{</text:span></text:p>
      <text:p text:style-name="P2"><text:span text:style-name="T4">@</text:span><text:span text:style-name="T3">Override</text:span></text:p>
      <text:p text:style-name="P2"><text:span text:style-name="T3">public</text:span> <text:span text:style-name="T3">void</text:span> <text:span text:style-name="T8">installDefaults</text:span><text:span text:style-name="T4">(</text:span><text:span text:style-name="T3">AbstractButton</text:span> b<text:span text:style-name="T4">)</text:span> <text:span text:style-name="T4">{</text:span></text:p>
      <text:p text:style-name="P2">super<text:span text:style-name="T4">.</text:span><text:span text:style-name="T8">installDefaults</text:span><text:span text:style-name="T4">(</text:span>b<text:span text:style-name="T4">);</text:span></text:p>
      <text:p text:style-name="P2">b<text:span text:style-name="T4">.</text:span><text:span text:style-name="T8">setBackground</text:span><text:span text:style-name="T4">(</text:span>RADIO_BUTTON_BACKGROUND_COLOR<text:span text:style-name="T4">);</text:span></text:p>
      <text:p text:style-name="P2">b<text:span text:style-name="T4">.</text:span><text:span text:style-name="T8">setBorder</text:span><text:span text:style-name="T4">(</text:span><text:span text:style-name="T5">new</text:span> <text:span text:style-name="T8">LineBorder</text:span><text:span text:style-name="T4">(</text:span>RADIO_BUTTON_BORDER_COLOR<text:span text:style-name="T4">));</text:span></text:p>
      <text:p text:style-name="P4">}</text:p>
      <text:p text:style-name="P4">}</text:p>
      <text:p text:style-name="P6"/>
      <text:p text:style-name="P2"><text:span text:style-name="T3">public</text:span> <text:span text:style-name="T3">static</text:span> <text:span text:style-name="T3">void</text:span> <text:span text:style-name="T8">main</text:span><text:span text:style-name="T4">(</text:span><text:span text:style-name="T3">String</text:span><text:span text:style-name="T4">[]</text:span> args<text:span text:style-name="T4">)</text:span> <text:span text:style-name="T4">{</text:span></text:p>
      <text:p text:style-name="P2">SwingUtilities<text:span text:style-name="T4">.</text:span><text:span text:style-name="T8">invokeLater</text:span><text:span text:style-name="T4">(</text:span><text:span text:style-name="T5">new</text:span> <text:span text:style-name="T8">Runnable</text:span><text:span text:style-name="T4">()</text:span> <text:span text:style-name="T4">{</text:span></text:p>
      <text:p text:style-name="P2"><text:span text:style-name="T3">public</text:span> <text:span text:style-name="T3">void</text:span> <text:span text:style-name="T8">run</text:span><text:span text:style-name="T4">()</text:span> <text:span text:style-name="T4">{</text:span></text:p>
      <text:p text:style-name="P2"><text:span text:style-name="T5">new</text:span> <text:span text:style-name="T8">Assignment</text:span><text:span text:style-name="T4">();</text:span></text:p>
      <text:p text:style-name="P4">}</text:p>
      <text:p text:style-name="P4">});</text:p>
      <text:p text:style-name="P4">}</text:p>
      <text:p text:style-name="P4">}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23:38:45.727353216</meta:creation-date>
    <dc:date>2023-07-19T23:44:28.519269567</dc:date>
    <meta:editing-duration>PT5M46S</meta:editing-duration>
    <meta:editing-cycles>1</meta:editing-cycles>
    <meta:document-statistic meta:table-count="0" meta:image-count="0" meta:object-count="0" meta:page-count="7" meta:paragraph-count="266" meta:word-count="927" meta:character-count="8779" meta:non-whitespace-character-count="7852"/>
    <meta:generator>LibreOffice/7.3.7.2$Linux_X86_64 LibreOffice_project/30$Build-2</meta:generator>
  </office:meta>
</office:document-meta>
</file>